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5600000300E3C7C95C36524386.png" manifest:media-type="image/png"/>
  <manifest:file-entry manifest:full-path="Pictures/1000000000000556000003009CDDF3B0810C303D.png" manifest:media-type="image/png"/>
  <manifest:file-entry manifest:full-path="Pictures/1000000000000556000003001F6EBA7BCA6346BC.png" manifest:media-type="image/png"/>
  <manifest:file-entry manifest:full-path="Pictures/10000000000005560000030045F2B9315190E64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1d52" officeooo:paragraph-rsid="00091d52"/>
    </style:style>
    <style:style style:name="P2" style:family="paragraph" style:parent-style-name="Standard">
      <style:text-properties officeooo:rsid="000a3fe7" officeooo:paragraph-rsid="000a3fe7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3.6839in, 0.4598in, 1.961in, 6.007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2.9409in, 0.4835in, 2.0681in, 6.055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1.8925in, 0.5429in, 1.8835in, 6.0311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.7252in, 0in, 0in, 7.4425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 hilos:</text:p>
      <text:p text:style-name="P1"><draw:frame draw:style-name="fr1" draw:name="Image1" text:anchor-type="paragraph" svg:x="1.1799in" svg:y="0.202in" svg:width="3.778in" svg:height="1.1457in" draw:z-index="0"><draw:image xlink:href="Pictures/10000000000005560000030045F2B9315190E64A.png" xlink:type="simple" xlink:show="embed" xlink:actuate="onLoad"/></draw:frame></text:p>
      <text:p text:style-name="P1"/>
      <text:p text:style-name="P1"/>
      <text:p text:style-name="P1">8 hilos:</text:p>
      <text:p text:style-name="P1"/>
      <text:p text:style-name="P1"><draw:frame draw:style-name="fr2" draw:name="Image2" text:anchor-type="paragraph" svg:width="3.7425in" svg:height="1.4555in" draw:z-index="1"><draw:image xlink:href="Pictures/1000000000000556000003001F6EBA7BCA6346B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6 hilos:</text:p>
      <text:p text:style-name="P1"/>
      <text:p text:style-name="P1"><draw:frame draw:style-name="fr3" draw:name="Image3" text:anchor-type="paragraph" svg:width="3.7252in" svg:height="2.0555in" draw:z-index="2"><draw:image xlink:href="Pictures/1000000000000556000003009CDDF3B0810C303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4" text:anchor-type="paragraph" svg:width="3.3028in" svg:height="3.5402in" draw:z-index="3"><draw:image xlink:href="Pictures/100000000000055600000300E3C7C95C36524386.png" xlink:type="simple" xlink:show="embed" xlink:actuate="onLoad"/></draw:frame>32 hilos: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2">Tabla de hilos vs tiempo:</text:p>
      <text:p text:style-name="P1"/>
      <text:p text:style-name="P1"><draw:frame draw:style-name="fr5" draw:name="Object1" text:anchor-type="paragraph" svg:width="1.7783in" svg:height="0.8898in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00:24:25.025648119</meta:creation-date>
    <dc:date>2018-04-15T00:40:09.821430768</dc:date>
    <meta:editing-duration>PT15M45S</meta:editing-duration>
    <meta:editing-cycles>2</meta:editing-cycles>
    <meta:generator>LibreOffice/5.1.6.2$Linux_X86_64 LibreOffice_project/10m0$Build-2</meta:generator>
    <meta:document-statistic meta:table-count="0" meta:image-count="4" meta:object-count="1" meta:page-count="2" meta:paragraph-count="5" meta:word-count="13" meta:character-count="60" meta:non-whitespace-character-count="5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empo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.158s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.159s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.159s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.159s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00/00/0000</text:date>, <text:time style:data-style-name="N2" text:time-value="00:31:17.9943403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